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Gill Sans" svg:font-family="'Gill Sans'" style:font-family-generic="roman" style:font-pitch="variable"/>
    <style:font-face style:name="Gill Sans1" svg:font-family="'Gill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Gill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Gill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Gill Sans1" style:font-size-asian="10pt" style:language-asian="ko" style:country-asian="KR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ute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83" calcext:value-type="float">
            <text:p>0.00083</text:p>
          </table:table-cell>
          <table:table-cell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466" calcext:value-type="float">
            <text:p>0.001466</text:p>
          </table:table-cell>
          <table:table-cell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office:value-type="float" office:value="0.005114" calcext:value-type="float">
            <text:p>0.005114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25818" calcext:value-type="float">
            <text:p>0.025818</text:p>
          </table:table-cell>
          <table:table-cell/>
        </table:table-row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rial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office:value-type="float" office:value="0.000196" calcext:value-type="float">
            <text:p>0.000196</text:p>
          </table:table-cell>
          <table:table-cell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0449" calcext:value-type="float">
            <text:p>0.000449</text:p>
          </table:table-cell>
          <table:table-cell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office:value-type="float" office:value="0.002901" calcext:value-type="float">
            <text:p>0.002901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16329" calcext:value-type="float">
            <text:p>0.0163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Gill Sans" svg:font-family="'Gill Sans'" style:font-family-generic="roman" style:font-pitch="variable"/>
    <style:font-face style:name="Gill Sans1" svg:font-family="'Gill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8:25:44.110544957</meta:creation-date>
    <dc:date>2019-01-31T18:53:22.753876357</dc:date>
    <meta:editing-duration>PT9M21S</meta:editing-duration>
    <meta:editing-cycles>1</meta:editing-cycles>
    <meta:document-statistic meta:table-count="1" meta:cell-count="22" meta:object-count="0"/>
    <meta:generator>LibreOffice/4.2.8.2$Linux_X86_64 LibreOffice_project/420m0$Build-2</meta:generator>
  </office:meta>
</office:document-meta>
</file>